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9" table:default-cell-style-name="Default"/>
        <table:table-row table:style-name="ro1">
          <table:table-cell/>
          <table:table-cell office:value-type="string" calcext:value-type="string">
            <text:p>.text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vet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addui R3,R0,vet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daddui R4,R0,ve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0(R2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l.d F2,0(R3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mul.d F3,F1,F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iv.d F4,F1,F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add.d F5,F3,F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.d F5,0(R4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addi R2,R2,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daddi R3,R3,8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addi R4,R4,8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daddi R1,R1,-1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nez R1,loop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2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1708" calcext:value-type="float">
            <text:p>1708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09:09:00.311200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8:11:07.815708111</meta:creation-date>
    <dc:date>2019-02-26T09:12:28.882895305</dc:date>
    <meta:editing-duration>PT27M31S</meta:editing-duration>
    <meta:editing-cycles>3</meta:editing-cycles>
    <meta:generator>LibreOffice/6.0.7.3$Linux_X86_64 LibreOffice_project/00m0$Build-3</meta:generator>
    <meta:document-statistic meta:table-count="1" meta:cell-count="135" meta:object-count="0"/>
  </office:meta>
</office:document-meta>
</file>